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33333" draw:fill="solid" draw:fill-color="#9d1717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solid" svg:stroke-color="#333333" draw:fill="solid" draw:fill-color="#bbdbff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solid" svg:stroke-color="#000000" draw:fill="solid" draw:fill-color="#000000" loext:fill-theme-color="accent1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62cm"/>
      <style:paragraph-properties style:writing-mode="lr-tb"/>
    </style:style>
    <style:style style:name="gr6" style:family="graphic" style:parent-style-name="standard">
      <style:graphic-properties draw:stroke="solid" svg:stroke-color="#333333" draw:fill="solid" draw:fill-color="#808080" draw:textarea-horizontal-align="justify" draw:textarea-vertical-align="middle" draw:auto-grow-height="false" fo:min-height="2.29cm" fo:min-width="2.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67cm"/>
      <style:paragraph-properties style:writing-mode="lr-tb"/>
    </style:style>
    <style:style style:name="gr8" style:family="graphic" style:parent-style-name="standard">
      <style:graphic-properties draw:stroke="solid" svg:stroke-width="0.2cm" svg:stroke-color="#000000" draw:marker-start="Pontas_20_das_20_setas_20_1" draw:marker-start-width="0.6cm" draw:marker-end="Pontas_20_das_20_setas_20_2" draw:marker-end-width="0.6cm" draw:fill="solid" draw:fill-color="#000000" loext:fill-theme-color="accent1" draw:textarea-vertical-align="middle" fo:padding-top="0.225cm" fo:padding-bottom="0.225cm" fo:padding-left="0.35cm" fo:padding-right="0.3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Inconsolata" fo:font-size="18pt"/>
    </style:style>
    <style:style style:name="P2" style:family="paragraph">
      <loext:graphic-properties draw:fill="solid" draw:fill-color="#9d1717"/>
      <style:paragraph-properties fo:text-align="center"/>
      <style:text-properties style:font-name="Inconsolata" fo:font-size="18pt" style:font-size-asian="26pt" style:font-size-complex="26pt"/>
    </style:style>
    <style:style style:name="P3" style:family="paragraph">
      <loext:graphic-properties draw:fill="solid" draw:fill-color="#bbdbff"/>
      <style:paragraph-properties fo:text-align="center"/>
      <style:text-properties style:font-name="Inconsolata" fo:font-size="18pt" style:font-size-asian="26pt" style:font-size-complex="26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Inconsolata" fo:font-size="18pt"/>
    </style:style>
    <style:style style:name="P6" style:family="paragraph">
      <loext:graphic-properties draw:fill="solid" draw:fill-color="#808080"/>
      <style:paragraph-properties fo:text-align="center"/>
      <style:text-properties style:font-name="Inconsolata" fo:font-size="18pt" style:font-size-asian="26pt" style:font-size-complex="26pt"/>
    </style:style>
    <style:style style:name="P7" style:family="paragraph">
      <loext:graphic-properties draw:fill="solid" draw:fill-color="#808080"/>
      <style:paragraph-properties fo:text-align="center"/>
      <style:text-properties style:font-name="Inconsolata" fo:font-size="26pt" style:font-size-asian="26pt" style:font-size-complex="26pt"/>
    </style:style>
    <style:style style:name="P8" style:family="paragraph">
      <style:paragraph-properties fo:text-align="start"/>
      <style:text-properties style:font-name="Inconsolata" fo:font-size="18pt"/>
    </style:style>
    <style:style style:name="P9" style:family="paragraph">
      <loext:graphic-properties draw:fill="none" draw:fill-color="#ffffff"/>
      <style:paragraph-properties fo:text-align="start"/>
      <style:text-properties style:font-name="Inconsolata" fo:font-size="18pt"/>
    </style:style>
    <style:style style:name="P10" style:family="paragraph">
      <loext:graphic-properties draw:fill="solid" draw:fill-color="#bbdbff"/>
      <style:paragraph-properties fo:text-align="center"/>
      <style:text-properties style:font-name="Inconsolata" fo:font-size="26pt" style:font-size-asian="26pt" style:font-size-complex="26pt"/>
    </style:style>
    <style:style style:name="P11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nconsolata" fo:font-size="26pt" style:font-size-asian="26pt" style:font-size-complex="26pt"/>
    </style:style>
    <style:style style:name="T3" style:family="text">
      <style:text-properties style:font-name="Inconsolata" fo:font-size="20pt" style:font-size-asian="20pt" style:font-size-complex="20pt"/>
    </style:style>
    <style:style style:name="T4" style:family="text">
      <style:text-properties style:text-position="super 58%" style:font-name="Inconsolata"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2.54cm" svg:x="8.914cm" svg:y="13.53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1.414cm" svg:y="13.5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3.954cm" svg:y="13.53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6.494cm" svg:y="13.53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9.034cm" svg:y="13.53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1.574cm" svg:y="13.5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4.114cm" svg:y="13.53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0.265cm" svg:height="0.265cm" svg:x="27.525cm" svg:y="14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265cm" svg:height="0.265cm" svg:x="28.125cm" svg:y="14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265cm" svg:height="0.265cm" svg:x="28.725cm" svg:y="14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5" draw:layer="layout" svg:width="5.081cm" svg:height="1.212cm" svg:x="17.149cm" svg:y="0.535cm">
          <draw:text-box>
            <text:p text:style-name="P1"><text:span text:style-name="T2">IO Buffer</text:span></text:p>
          </draw:text-box>
        </draw:frame>
        <draw:custom-shape draw:style-name="gr6" draw:text-style-name="P6" draw:layer="layout" svg:width="2.54cm" svg:height="2.54cm" svg:x="8.915cm" svg:y="3.1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1.415cm" svg:y="3.1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3.955cm" svg:y="3.1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6.495cm" svg:y="3.1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9.035cm" svg:y="3.1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2.54cm" svg:x="21.575cm" svg:y="3.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24.115cm" svg:y="3.1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0.265cm" svg:height="0.265cm" svg:x="27.526cm" svg:y="4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265cm" svg:height="0.265cm" svg:x="28.126cm" svg:y="4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265cm" svg:height="0.265cm" svg:x="28.726cm" svg:y="4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9" draw:layer="layout" svg:width="7.62cm" svg:height="2.217cm" svg:x="0.904cm" svg:y="3.098cm">
          <draw:text-box>
            <text:p text:style-name="P8"><text:span text:style-name="T3">At first, the IO Buffer is empty.</text:span></text:p>
          </draw:text-box>
        </draw:frame>
        <draw:custom-shape draw:style-name="gr1" draw:text-style-name="P2" draw:layer="layout" svg:width="2.54cm" svg:height="2.54cm" svg:x="8.915cm" svg:y="8.33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1.415cm" svg:y="8.3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3.955cm" svg:y="8.33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6.495cm" svg:y="8.33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9.035cm" svg:y="8.33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4cm" svg:height="2.54cm" svg:x="21.575cm" svg:y="8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4.115cm" svg:y="8.33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0.265cm" svg:height="0.265cm" svg:x="27.526cm" svg:y="9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265cm" svg:height="0.265cm" svg:x="28.126cm" svg:y="9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265cm" svg:height="0.265cm" svg:x="28.726cm" svg:y="9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4" draw:layer="layout" svg:x1="8.894cm" svg:y1="2.24cm" svg:x2="29.214cm" svg:y2="2.24cm">
          <text:p/>
        </draw:line>
        <draw:frame draw:style-name="gr7" draw:text-style-name="P9" draw:layer="layout" svg:width="7.62cm" svg:height="2.217cm" svg:x="0.904cm" svg:y="8.2cm">
          <draw:text-box>
            <text:p text:style-name="P8"><text:span text:style-name="T3">After the 1</text:span><text:span text:style-name="T4">st</text:span><text:span text:style-name="T3"> read operation.</text:span></text:p>
          </draw:text-box>
        </draw:frame>
        <draw:frame draw:style-name="gr7" draw:text-style-name="P9" draw:layer="layout" svg:width="7.62cm" svg:height="2.217cm" svg:x="0.904cm" svg:y="13.601cm">
          <draw:text-box>
            <text:p text:style-name="P8"><text:span text:style-name="T3">After the 2</text:span><text:span text:style-name="T4">nd</text:span><text:span text:style-name="T3"> read operation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99cm" svg:x="1cm" svg:y="3.723cm"/>
      <draw:page-thumbnail draw:layer="backgroundobjects" svg:width="8.999cm" svg:height="5.099cm" svg:x="1cm" svg:y="12.299cm"/>
      <draw:page-thumbnail draw:layer="backgroundobjects" svg:width="8.999cm" svg:height="5.099cm" svg:x="1cm" svg:y="20.875cm"/>
      <draw:page-thumbnail draw:layer="backgroundobjects" svg:width="8.999cm" svg:height="5.099cm" svg:x="11cm" svg:y="3.723cm"/>
      <draw:page-thumbnail draw:layer="backgroundobjects" svg:width="8.999cm" svg:height="5.099cm" svg:x="11cm" svg:y="12.299cm"/>
      <draw:page-thumbnail draw:layer="backgroundobjects" svg:width="8.999cm" svg:height="5.099cm" svg:x="11cm" svg:y="20.875cm"/>
    </style:handout-master>
    <style:master-page style:name="Default" style:page-layout-name="PM1" draw:style-name="Mdp1">
      <loext:theme loext:name="Office"/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7:40:15.051316455</meta:creation-date>
    <dc:date>2024-08-21T19:32:44.285000000</dc:date>
    <meta:editing-duration>PT51M56S</meta:editing-duration>
    <meta:editing-cycles>30</meta:editing-cycles>
    <meta:generator>LibreOffice/7.5.5.2$Windows_X86_64 LibreOffice_project/ca8fe7424262805f223b9a2334bc7181abbcbf5e</meta:generator>
    <meta:document-statistic meta:object-count="61"/>
  </office:meta>
</office:document-meta>
</file>